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la1.A13" style:family="table-cell">
      <style:table-cell-properties fo:padding="0.097cm" fo:border-left="0.5pt solid #000000" fo:border-right="none" fo:border-top="none" fo:border-bottom="0.5pt solid #000000"/>
    </style:style>
    <style:style style:name="Tabla1.B13" style:family="table-cell">
      <style:table-cell-properties fo:padding="0.097cm" fo:border-left="0.5pt solid #000000" fo:border-right="none" fo:border-top="none" fo:border-bottom="0.5pt solid #000000"/>
    </style:style>
    <style:style style:name="Tab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la1.A14" style:family="table-cell">
      <style:table-cell-properties fo:padding="0.097cm" fo:border-left="0.5pt solid #000000" fo:border-right="none" fo:border-top="none" fo:border-bottom="0.5pt solid #000000"/>
    </style:style>
    <style:style style:name="Tabla1.B14" style:family="table-cell">
      <style:table-cell-properties fo:padding="0.097cm" fo:border-left="0.5pt solid #000000" fo:border-right="none" fo:border-top="none" fo:border-bottom="0.5pt solid #000000"/>
    </style:style>
    <style:style style:name="Tab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la1.A15" style:family="table-cell">
      <style:table-cell-properties fo:padding="0.097cm" fo:border-left="0.5pt solid #000000" fo:border-right="none" fo:border-top="none" fo:border-bottom="0.5pt solid #000000"/>
    </style:style>
    <style:style style:name="Tabla1.B15" style:family="table-cell">
      <style:table-cell-properties fo:padding="0.097cm" fo:border-left="0.5pt solid #000000" fo:border-right="none" fo:border-top="none" fo:border-bottom="0.5pt solid #000000"/>
    </style:style>
    <style:style style:name="Tab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la1.A16" style:family="table-cell">
      <style:table-cell-properties fo:padding="0.097cm" fo:border-left="0.5pt solid #000000" fo:border-right="none" fo:border-top="none" fo:border-bottom="0.5pt solid #000000"/>
    </style:style>
    <style:style style:name="Tabla1.B16" style:family="table-cell">
      <style:table-cell-properties fo:padding="0.097cm" fo:border-left="0.5pt solid #000000" fo:border-right="none" fo:border-top="none" fo:border-bottom="0.5pt solid #000000"/>
    </style:style>
    <style:style style:name="Tabla1.C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officeooo:rsid="0002a038" officeooo:paragraph-rsid="0002a038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2a038" officeooo:paragraph-rsid="0002a038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02a038" officeooo:paragraph-rsid="0002a038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19145c" loext:opacity="100%" style:font-name="Liberation Sans" officeooo:rsid="0002a038" officeooo:paragraph-rsid="0002a038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02a038" officeooo:paragraph-rsid="0002a038" style:font-weight-asian="bold" style:font-weight-complex="bold"/>
    </style:style>
    <style:style style:name="T1" style:family="text">
      <style:text-properties officeooo:rsid="00049abf"/>
    </style:style>
    <style:style style:name="T2" style:family="text">
      <style:text-properties fo:color="#19145c" loext:opacity="100%"/>
    </style:style>
    <style:style style:name="T3" style:family="text">
      <style:text-properties fo:color="#19145c" loext:opacity="100%" officeooo:rsid="00049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 6.1</text:p>
      <text:p text:style-name="P1"/>
      <text:p text:style-name="P1">1. ¿Qué harías para adaptar la presencia de captchas a usuarios con dificultades</text:p>
      <text:p text:style-name="P1">visuales? ¿Crees que existe alguna recomendación internacional donde se recojan</text:p>
      <text:p text:style-name="P1">directrices para solucionar este tipo de barreras?</text:p>
      <text:p text:style-name="P1"><text:span text:style-name="T3"/></text:p>
      <text:p text:style-name="P1"><text:span text:style-name="T3">S</text:span><text:span text:style-name="T2">e deben proporcionar distintos métodos alternativos para acceder a la</text:span></text:p>
      <text:p text:style-name="P4">información adaptados a diferentes capacidades sensoriales.</text:p>
      <text:p text:style-name="P1"/>
      <text:p text:style-name="P1"/>
      <text:p text:style-name="P1">2. Realiza las siguientes tareas:</text:p>
      <text:p text:style-name="P1">a) Visita la siguiente página web <text:a xlink:type="simple" xlink:href="https://www.exito.com/" text:style-name="Internet_20_link" text:visited-style-name="Visited_20_Internet_20_Link">https://www.exito.com/</text:a> e indica las principales</text:p>
      <text:p text:style-name="P1">barreras que se pueden encontrar personas con ceguera o baja visión, según</text:p>
      <text:p text:style-name="P1">hemos visto en el punto 1.2.1.</text:p>
      <text:p text:style-name="P1">b) Busca otro ejemplo de página web que presente barreras para personas con</text:p>
      <text:p text:style-name="P1">ceguera o baja visión.</text:p>
      <text:p text:style-name="P1"/>
      <text:p text:style-name="P1">3. Indica qué tipo de perfil no podría entender las siguientes instrucciones:</text:p>
      <text:p text:style-name="P1">a) Pulsa el botón amarillo para acceder.</text:p>
      <text:p text:style-name="P1">b) El menú está en la derecha.</text:p>
      <text:p text:style-name="P1">c) Los errores se indicarán mediante un sonido.</text:p>
      <text:p text:style-name="P1"/>
      <text:p text:style-name="P1">4. Propón una solución a cada uno de los siguientes desafíos:</text:p>
      <text:p text:style-name="P1">a) Usuarios que no pueden ver vídeos.</text:p>
      <text:p text:style-name="P1">b) Usuarios que no pueden escuchar vídeos.</text:p>
      <text:p text:style-name="P1">c) Los daltónicos no pueden representar bien los colores.</text:p>
      <text:p text:style-name="P1">d) Usuarios que no pueden utilizar el ratón.</text:p>
      <text:p text:style-name="P1">e) Usuarios con dificultades de concentración o comprensión cuando hay párrafos</text:p>
      <text:p text:style-name="P1">largos.</text:p>
      <text:p text:style-name="P1"/>
      <text:p text:style-name="P1">5. Busca una página web en Internet que presente una gran accesibilidad, esto es, no</text:p>
      <text:p text:style-name="P1">presente ninguna o muy pocas de las barreras indicadas en el punto 1.2</text:p>
      <text:p text:style-name="P1"/>
      <text:p text:style-name="P1">6. Relaciona las tecnologías asistenciales con el tipo de discapacidad en la que se</text:p>
      <text:p text:style-name="P1">usan, escribiendo el número asociado en cada caso.</text:p>
      <text:p text:style-name="P1"/>
      <text:p text:style-name="P1">7. Instala la extensión Screen Reader (anteriormente llamada ChromeVox). Realiza</text:p>
      <text:p text:style-name="P1">una puesta en común sobre las opciones de la extensión que figuran en el apartado</text:p>
      <text:p text:style-name="P1">“configuración”.</text:p>
      <text:p text:style-name="P1">a) ¿Para trabajar con Screen Reader es preciso disponer de altavoces?</text:p>
      <text:p text:style-name="P1">b) ¿Un usuario ciego puede instalar Screen Reader?</text:p>
      <text:p text:style-name="P1">c) ¿Permite cambio de idioma?</text:p>
      <text:p text:style-name="P1">d) ¿Permite cambio de voz?</text:p>
      <text:p text:style-name="P1">e) ¿Se pueden modificar los comandos para desplazarte por una página</text:p>
      <text:p text:style-name="P1">cómodamente?</text:p>
      <text:p text:style-name="P1"/>
      <text:p text:style-name="P1">8. Utiliza Screen Reader para leer la página principal del IES y saca tus propias</text:p>
      <text:p text:style-name="P1">conclusiones en cuanto al uso de la herramienta:</text:p>
      <text:p text:style-name="P1">a) ¿La herramienta se dedica a leer el contenido o también lo “explica”?</text:p>
      <text:p text:style-name="P1">b) Cuando utilizas el tabulado para acceder a los enlaces ¿has entendido bien</text:p>
      <text:p text:style-name="P1">dónde te lleva cada enlace? ¿Qué cambiarías?</text:p>
      <text:p text:style-name="P1"/>
      <text:p text:style-name="P1"><text:soft-page-break/>9. Para cada uno de los criterios de éxito, indica el principio y nivel de conformidad que</text:p>
      <text:p text:style-name="P1">satisfacen de acuerdo a lo establecido en el WCAG 2.2.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Criterio de éxito</text:p>
          </table:table-cell>
          <table:table-cell table:style-name="Tabla1.A1" office:value-type="string">
            <text:p text:style-name="P6">Principio</text:p>
          </table:table-cell>
          <table:table-cell table:style-name="Tabla1.C1" office:value-type="string">
            <text:p text:style-name="P6">Nivel de conformidad</text:p>
          </table:table-cell>
        </table:table-row>
        <table:table-row>
          <table:table-cell table:style-name="Tabla1.A2" office:value-type="string">
            <text:p text:style-name="P5">Medios alternativos (pregrabados)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Identificación de errores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Subtítulos (en directo)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Navegación consistente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Tres destellos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Uso de colores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Sólo audio (directo)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Error sugerido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Secuencia con significado o</text:p>
            <text:p text:style-name="P5">significativa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Lenguaje de signos o señas</text:p>
            <text:p text:style-name="P5">(pregrabado)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Contraste (mínimo)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Nombre, función, valor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Prevención de errores (legales,</text:p>
            <text:p text:style-name="P5">financieros, de datos).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>Foco no oscurecido (mínimo)</text:p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16" office:value-type="string">
            <text:p text:style-name="P5">Idioma de la página.</text:p>
          </table:table-cell>
          <table:table-cell table:style-name="Tabla1.B16" office:value-type="string">
            <text:p text:style-name="P5"/>
          </table:table-cell>
          <table:table-cell table:style-name="Tabla1.C16" office:value-type="string">
            <text:p text:style-name="P5"/>
          </table:table-cell>
        </table:table-row>
      </table:table>
      <text:p text:style-name="P1"/>
      <text:p text:style-name="P1"/>
      <text:p text:style-name="P1">10. Utiliza la extensión WAVE y una herramienta online que hemos visto en clase</text:p>
      <text:p text:style-name="P1">(por ejemplo, MAUVE++) para analizar la accesibilidad de la página principal de</text:p>
      <text:p text:style-name="P1">cada uno de los siguientes sitios web. Para ello también debes consultar la</text:p>
      <text:p text:style-name="P1">recomendación WCAG 2.2.</text:p>
      <text:p text:style-name="P1">• <text:a xlink:type="simple" xlink:href="https://www.latagliatella.es/" text:style-name="Internet_20_link" text:visited-style-name="Visited_20_Internet_20_Link">https://www.latagliatella.es/</text:a></text:p>
      <text:p text:style-name="P1">• <text:a xlink:type="simple" xlink:href="https://www.bancosantander.es/" text:style-name="Internet_20_link" text:visited-style-name="Visited_20_Internet_20_Link">https://www.bancosantander.es/</text:a></text:p>
      <text:p text:style-name="P1">• <text:a xlink:type="simple" xlink:href="https://www.logitravel.com/" text:style-name="Internet_20_link" text:visited-style-name="Visited_20_Internet_20_Link">https://www.logitravel.com/</text:a></text:p>
      <text:p text:style-name="P1">• <text:a xlink:type="simple" xlink:href="https://elpais.com/" text:style-name="Internet_20_link" text:visited-style-name="Visited_20_Internet_20_Link">https://elpais.com</text:a></text:p>
      <text:p text:style-name="P1"/>
      <text:p text:style-name="P1">Paralelamente realiza las siguientes cuestiones:</text:p>
      <text:p text:style-name="P1">a) Indica si cumplen con el Nivel A, y que habría que hacer para que</text:p>
      <text:p text:style-name="P1">cumplieran.</text:p>
      <text:p text:style-name="P1">b) Adjunta capturas de pantalla de los resultados.</text:p>
      <text:p text:style-name="P1"/>
      <text:p text:style-name="P1">11. ¿Qué nivel de la WCAG 2.2 cumple la página web de la marca Apple</text:p>
      <text:p text:style-name="P1">(https://www.apple.com/es/)? Para responder utiliza una de las aplicaciones vistas</text:p>
      <text:p text:style-name="P1">y en base al resultado razona tu respuesta. Además:</text:p>
      <text:p text:style-name="P1">a) Adjunta el resultado.</text:p>
      <text:p text:style-name="P1">b) ¿Qué tendríamos que hacer para que cumpliera con el nivel AA?</text:p>
      <text:p text:style-name="P1"><text:soft-page-break/></text:p>
      <text:p text:style-name="P1">12. ¿Qué nivel de la WCAG 2.2 cumple la página web de la marca Bershka</text:p>
      <text:p text:style-name="P1">(https://www.bershka.com/es/)? Para responder utiliza una de las aplicaciones</text:p>
      <text:p text:style-name="P1">online vistas y en base al resultado razona tu respuesta. Además:</text:p>
      <text:p text:style-name="P1">a) Adjunta el resultado.</text:p>
      <text:p text:style-name="P1">b) ¿Qué tendríamos que hacer para que cumpliera con el nivel AA?</text:p>
      <text:p text:style-name="P1"/>
      <text:p text:style-name="P1"/>
      <text:p text:style-name="P1"/>
      <text:p text:style-name="P3">DESAFÍOS DE ACCESIBILIDAD</text:p>
      <text:p text:style-name="P1"/>
      <text:p text:style-name="P1">13. Tus compañeros de desarrollo web tienen dudas sobre cuál es la combinación de color más accesible entre las siguientes opciones:</text:p>
      <text:p text:style-name="P1">• Color de texto: #1F1FFF y color de fondo: #A3A3A3.</text:p>
      <text:p text:style-name="P1">• Color de texto: #000047 y color de fondo: #B8B8B8.</text:p>
      <text:p text:style-name="P1">¿Cómo les ayudarías a seleccionar la mejor opción?</text:p>
      <text:p text:style-name="P1"/>
      <text:p text:style-name="P1">14. Los subtítulos ponen nuestro contenido a disposición de una audiencia mayor, en</text:p>
      <text:p text:style-name="P1">la que se incluyen personas con problemas auditivos, o bien personas que hablan</text:p>
      <text:p text:style-name="P1">un idioma distinto al del vídeo… ¿Cómo incluirías subtítulos en un vídeo? ¿se</text:p>
      <text:p text:style-name="P1">puede hacer directamente desde YouTube?</text:p>
      <text:p text:style-name="P1"/>
      <text:p text:style-name="P1">15. ¿Cómo podrías ver una web como la vería una persona que tuviera las imágenes</text:p>
      <text:p text:style-name="P1">y el código JavaScript deshabilitado?</text:p>
      <text:p text:style-name="P1"/>
      <text:p text:style-name="P1">16. Como hemos visto, el marcador de idioma beneficia a todos los usuarios:</text:p>
      <text:p text:style-name="P1">• Facilita la lectura de los lectores de pantalla y síntesis de voz baille.</text:p>
      <text:p text:style-name="P1">• Los motores de búsqueda identifican los contenidos del idioma deseado.</text:p>
      <text:p text:style-name="P1">• Se utiliza para cambiar la voz en la pronunciación de un texto en otro idioma,</text:p>
      <text:p text:style-name="P1">etc.</text:p>
      <text:p text:style-name="P1">a) ¿Cómo indicarías el idioma de una web?</text:p>
      <text:p text:style-name="P1">b) ¿Y el idioma de una palabra concreta, el de una etiqueta de cita o el de una</text:p>
      <text:p text:style-name="P1">etiqueta blockquote? Escribe el código.</text:p>
      <text:p text:style-name="P1">c) ¿Qué harías para indicar el idioma de un enlace? Escribe el código</text:p>
      <text:p text:style-name="P1"/>
      <text:p text:style-name="P1">17. Responde a las siguientes cuestiones:</text:p>
      <text:p text:style-name="P1">a) ¿Le pondrías un texto alternativo al logotipo de una empresa? En caso</text:p>
      <text:p text:style-name="P1">afirmativo, ¿qué texto le pondrías?</text:p>
      <text:p text:style-name="P1">b) ¿Le pondrías un texto alternativo a una imagen decorativa? En caso afirmativo,</text:p>
      <text:p text:style-name="P1">¿qué texto le pondrías?</text:p>
      <text:p text:style-name="P1"/>
      <text:p text:style-name="P1">18. Con respecto a los niveles de conformidad, responde a las siguientes cuestiones:</text:p>
      <text:p text:style-name="P1">a) ¿Qué nivel de conformidad exigirías para un sitio web muy complejo?</text:p>
      <text:p text:style-name="P1">b) ¿Cuál es el nivel mínimo de conformidad que se exige legislativamente en</text:p>
      <text:p text:style-name="P1">España?</text:p>
      <text:p text:style-name="P1"/>
      <text:p text:style-name="P1">19. ¿Por qué crees que es importante separar los estilos (CSS) de los contenidos y la</text:p>
      <text:p text:style-name="P1">estructura del documento (HTML)?</text:p>
      <text:p text:style-name="P1"/>
      <text:p text:style-name="P1">20. Te han encargado que mejores la accesibilidad de un sitio web que tiene graves</text:p>
      <text:p text:style-name="P1">problemas de estructuración en su contenido. Esta web no utiliza elementos</text:p>
      <text:p text:style-name="P1">semánticos ni tiene los encabezados anidados de forma correcta: h1, h2, h3. En su</text:p>
      <text:p text:style-name="P1"><text:soft-page-break/>lugar dispone de encabezados desestructurados: h1, h3, h5 e incluso encabezados</text:p>
      <text:p text:style-name="P1">creados con divs en lugar de usar el elemento semántico correspondiente. ¿Cómo podrías mejorar este diseño? ¿Qué herramienta utilizarías para comprobar el</text:p>
      <text:p text:style-name="P1">anidamiento de los encabezados?</text:p>
      <text:p text:style-name="P1"/>
      <text:p text:style-name="P1">21. Te han encargado que mejores la accesibilidad de un sitio web que se encuentra</text:p>
      <text:p text:style-name="P1">maquetado mediante tablas. Su contenido se encuentra representado de la</text:p>
      <text:p text:style-name="P1">siguiente forma. ¿Qué mejoras realizarías? Escribe el código correspondiente.</text:p>
      <text:p text:style-name="P1">&lt;table&gt;</text:p>
      <text:p text:style-name="P1">&lt;tr&gt;</text:p>
      <text:p text:style-name="P1">&lt;td colspan="2"&gt;Cabecera&lt;/td&gt;</text:p>
      <text:p text:style-name="P1">&lt;/tr&gt;</text:p>
      <text:p text:style-name="P1">&lt;tr&gt;</text:p>
      <text:p text:style-name="P1">&lt;td&gt;Menu&lt;/td&gt;</text:p>
      <text:p text:style-name="P1">&lt;td&gt;Contenido principal&lt;/td&gt;</text:p>
      <text:p text:style-name="P1">&lt;/tr&gt;</text:p>
      <text:p text:style-name="P1">&lt;tr&gt;</text:p>
      <text:p text:style-name="P1">&lt;td colspan="2"&gt;Footer&lt;/td&gt;</text:p>
      <text:p text:style-name="P1">&lt;/tr&gt;</text:p>
      <text:p text:style-name="P1">&lt;/table&gt;</text:p>
      <text:p text:style-name="P1"/>
      <text:p text:style-name="P1">22. Responde a las siguientes cuestiones:</text:p>
      <text:p text:style-name="P1">a) ¿Qué alternativas hay al uso de un CAPTCHA?</text:p>
      <text:p text:style-name="P1">b) ¿Cómo es el nuevo reCAPTCHA v3 de Google y qué mejoras trae?</text:p>
      <text:p text:style-name="P1"/>
      <text:p text:style-name="P1">23. ¿Para qué usarías el atributo acceskey?</text:p>
      <text:p text:style-name="P1"/>
      <text:p text:style-name="P1">24. ¿Para qué usarías el atributo tabindex? ¿Qué valor puedes darle a tabindex para</text:p>
      <text:p text:style-name="P1">eliminar un el elemento del orden de pestañas?</text:p>
      <text:p text:style-name="P1"/>
      <text:p text:style-name="P1">25. Responde a las siguientes cuestiones sobre formularios accesibles.</text:p>
      <text:p text:style-name="P1">a) ¿Cómo etiquetarías correctamente los controles del siguiente formulario?</text:p>
      <text:p text:style-name="P1">Escribe el código correspondiente.</text:p>
      <text:p text:style-name="P1">&lt;label&gt;Nombre:&lt;/label&gt;</text:p>
      <text:p text:style-name="P1">&lt;input type="text" name="textfield" /&gt;</text:p>
      <text:p text:style-name="P1">b) ¿Cómo harías accesibles los inputs que no tienen un label asociado? Escribe el</text:p>
      <text:p text:style-name="P1">código correspondient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0:08:48.223609504</meta:creation-date>
    <dc:date>2025-01-22T10:23:15.474755270</dc:date>
    <meta:editing-duration>PT4M1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4" meta:paragraph-count="151" meta:word-count="1168" meta:character-count="7340" meta:non-whitespace-character-count="6323"/>
  </office:meta>
</office:document-meta>
</file>